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>
      <style:text-properties officeooo:paragraph-rsid="00124168"/>
    </style:style>
    <style:style style:name="P5" style:family="paragraph" style:parent-style-name="Standard">
      <style:text-properties officeooo:rsid="0010957c" officeooo:paragraph-rsid="0013ea0e"/>
    </style:style>
    <style:style style:name="P6" style:family="paragraph" style:parent-style-name="Standard">
      <style:text-properties officeooo:paragraph-rsid="0013ea0e"/>
    </style:style>
    <style:style style:name="T1" style:family="text">
      <style:text-properties officeooo:rsid="0011858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officeooo:rsid="0010957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piVersion: v1</text:p>
      <text:p text:style-name="Standard">kind: Pod</text:p>
      <text:p text:style-name="Standard">metadata:</text:p>
      <text:p text:style-name="Standard"><text:s text:c="2"/>name: nginx</text:p>
      <text:p text:style-name="Standard"><text:s text:c="2"/>labes:</text:p>
      <text:p text:style-name="Standard">spec:</text:p>
      <text:p text:style-name="Standard">- <text:span text:style-name="T3">activeDeadlineSeconds </text:span><text:s text:c="7"/>&lt;integer&gt;</text:p>
      <text:p text:style-name="Standard"><text:s text:c="5"/>Optional duration in seconds the pod may be active on the node relative to</text:p>
      <text:p text:style-name="Standard"><text:s text:c="5"/>StartTime before the system will actively try to mark it failed and kill</text:p>
      <text:p text:style-name="Standard"><text:s text:c="5"/>associated containers. Value must be a positive integer.</text:p>
      <text:p text:style-name="Standard"><text:s text:c="4"/></text:p>
      <text:p text:style-name="Standard">- <text:s/><text:span text:style-name="T3">affinity</text:span> <text:s text:c="4"/>&lt;Object&gt;</text:p>
      <text:p text:style-name="Standard"><text:s text:c="5"/>If specified, the pod's scheduling constraint<text:span text:style-name="T1">s</text:span></text:p>
      <text:p text:style-name="Standard"><text:s text:c="8"/>Affinity is a group of affinity scheduling rules.</text:p>
      <text:list xml:id="list72326945" text:style-name="L1">
        <text:list-item>
          <text:p text:style-name="P1"><text:span text:style-name="T2">nodeAffinity</text:span> &lt;Object&gt;</text:p>
        </text:list-item>
      </text:list>
      <text:p text:style-name="Standard"><text:s text:c="8"/>Describes node affinity scheduling rules for the pod.</text:p>
      <text:list xml:id="list2492673256" text:style-name="L2">
        <text:list-item>
          <text:p text:style-name="P2"><text:span text:style-name="T2">podAffinity</text:span> <text:s/>&lt;Object&gt;</text:p>
        </text:list-item>
      </text:list>
      <text:p text:style-name="Standard"><text:s text:c="8"/>Describes pod affinity scheduling rules (e.g. co-locate this pod in the</text:p>
      <text:p text:style-name="Standard"><text:s text:c="8"/>same node, zone, etc. as some other pod(s)).</text:p>
      <text:list xml:id="list2335716027" text:style-name="L3">
        <text:list-item>
          <text:p text:style-name="P3"><text:span text:style-name="T2">podAntiAffinity </text:span><text:s text:c="5"/>&lt;Object&gt;</text:p>
        </text:list-item>
      </text:list>
      <text:p text:style-name="Standard"><text:s text:c="8"/>Describes pod anti-affinity scheduling rules (e.g. avoid putting this pod</text:p>
      <text:p text:style-name="Standard"><text:s text:c="8"/>in the same node, zone, etc. as some other pod(s)).</text:p>
      <text:p text:style-name="Standard"/>
      <text:p text:style-name="P5">- <text:s/><text:span text:style-name="T3">automountServiceAccountToken</text:span> &lt;boolean&gt;</text:p>
      <text:p text:style-name="P5"><text:s text:c="5"/>AutomountServiceAccountToken indicates whether a service account token</text:p>
      <text:p text:style-name="P5"><text:s text:c="5"/>should be automatically mounted.</text:p>
      <text:p text:style-name="P5"/>
      <text:p text:style-name="Standard">- <text:s/><text:span text:style-name="T3">containers </text:span><text:s text:c="2"/>&lt;[]Object&gt; -required-</text:p>
      <text:p text:style-name="Standard"><text:s text:c="5"/>List of containers belonging to the pod. Containers cannot currently be</text:p>
      <text:p text:style-name="Standard"><text:s text:c="5"/>added or removed. There must be at least one container in a Pod. Cannot be</text:p>
      <text:p text:style-name="Standard"><text:s text:c="5"/>updated</text:p>
      <text:p text:style-name="Standard"/>
      <text:p text:style-name="P5">- <text:span text:style-name="T3">dnsConfig</text:span> <text:s text:c="3"/>&lt;Object&gt;</text:p>
      <text:p text:style-name="P5"><text:s text:c="5"/>Specifies the DNS parameters of a pod. Parameters specified here will be</text:p>
      <text:p text:style-name="P5"><text:s text:c="5"/>merged to the generated DNS configuration based on DNSPolicy.</text:p>
      <text:p text:style-name="Standard"/>
      <text:p text:style-name="P5">- <text:s/><text:span text:style-name="T3">dnsPolicy</text:span> <text:s text:c="3"/>&lt;string&gt;</text:p>
      <text:p text:style-name="P5"><text:s text:c="5"/>Set DNS policy for the pod. Defaults to "ClusterFirst". </text:p>
      <text:p text:style-name="P5"/>
      <text:p text:style-name="P5">- <text:span text:style-name="T3">enableServiceLinks</text:span> <text:s text:c="2"/>&lt;boolean&gt;</text:p>
      <text:p text:style-name="P5"><text:s text:c="5"/>EnableServiceLinks indicates whether information about services should be</text:p>
      <text:p text:style-name="P5"><text:s text:c="5"/>injected into pod's environment variables, matching the syntax of Docker</text:p>
      <text:p text:style-name="P6"><text:span text:style-name="T4"><text:s text:c="5"/>links. Optional: Defaults to true.</text:span></text:p>
      <text:p text:style-name="P6"/>
      <text:p text:style-name="P5">- <text:span text:style-name="T3">ephemeralContainers</text:span> <text:s/>&lt;[]Object&gt;</text:p>
      <text:p text:style-name="P5"><text:s text:c="5"/>List of ephemeral containers run in this pod. Ephemeral containers may be</text:p>
      <text:p text:style-name="P5"><text:s text:c="5"/>run in an existing pod to perform user-initiated actions such as debugging.</text:p>
      <text:p text:style-name="Standard"/>
      <text:p text:style-name="Standard"/>
      <text:p text:style-name="Standard"/>
      <text:p text:style-name="P5"><text:soft-page-break/>- <text:span text:style-name="T3">hostAliases</text:span> <text:s/>&lt;[]Object&gt;</text:p>
      <text:p text:style-name="P5"><text:s text:c="5"/>HostAliases is an optional list of hosts and IPs that will be injected into</text:p>
      <text:p text:style-name="P5"><text:s text:c="5"/>the pod's hosts file if specified. This is only valid for non-hostNetwork</text:p>
      <text:p text:style-name="P5"><text:s text:c="5"/>pods.</text:p>
      <text:p text:style-name="P5"/>
      <text:p text:style-name="P5">- <text:span text:style-name="T3">hostIPC</text:span> <text:s text:c="5"/>&lt;boolean&gt;</text:p>
      <text:p text:style-name="P5"><text:s text:c="5"/>Use the host's ipc namespace. Optional: Default to false.</text:p>
      <text:p text:style-name="P5"/>
      <text:p text:style-name="P5">- <text:span text:style-name="T3">hostNetwork</text:span> <text:s/>&lt;boolean&gt;</text:p>
      <text:p text:style-name="P5"><text:s text:c="5"/>Host networking requested for this pod. Use the host's network namespace.</text:p>
      <text:p text:style-name="P5"><text:s text:c="5"/>If this option is set, the ports that will be used must be specified.</text:p>
      <text:p text:style-name="P5"><text:s text:c="5"/>Default to false.</text:p>
      <text:p text:style-name="P5"/>
      <text:p text:style-name="P5">- <text:span text:style-name="T3">hostPID</text:span> <text:s text:c="5"/>&lt;boolean&gt;</text:p>
      <text:p text:style-name="P5"><text:s text:c="5"/>Use the host's pid namespace. Optional: Default to false.</text:p>
      <text:p text:style-name="P5"/>
      <text:p text:style-name="P5">- <text:span text:style-name="T3">hostname</text:span> <text:s text:c="4"/>&lt;string&gt;</text:p>
      <text:p text:style-name="P5"><text:s text:c="5"/>Specifies the hostname of the Pod If not specified, the pod's hostname will</text:p>
      <text:p text:style-name="P5"><text:s text:c="5"/>be set to a system-defined value.</text:p>
      <text:p text:style-name="P5"/>
      <text:p text:style-name="P5">- <text:span text:style-name="T3">imagePullSecrets</text:span> <text:s text:c="4"/>&lt;[]Object&gt;</text:p>
      <text:p text:style-name="P5"><text:s text:c="5"/>ImagePullSecrets is an optional list of references to secrets in the same</text:p>
      <text:p text:style-name="P5"><text:s text:c="5"/>namespace to use for pulling any of the images used by this PodSpec. I</text:p>
      <text:p text:style-name="Standard"/>
      <text:p text:style-name="Standard">- <text:span text:style-name="T3">initContainers </text:span><text:s text:c="6"/>&lt;[]Object&gt;</text:p>
      <text:p text:style-name="Standard"><text:s text:c="5"/>List of initialization containers belonging to the pod. Init containers are</text:p>
      <text:p text:style-name="Standard"><text:s text:c="5"/>executed in order prior to containers being started. If any init container</text:p>
      <text:p text:style-name="Standard"><text:s text:c="5"/>fails, the pod is considered to have failed and is handled according to its</text:p>
      <text:p text:style-name="Standard"><text:s text:c="5"/>restartPolicy. </text:p>
      <text:p text:style-name="Standard"/>
      <text:p text:style-name="Standard">- <text:s text:c="2"/><text:span text:style-name="T3">nodeName </text:span><text:s text:c="4"/>&lt;string&gt;</text:p>
      <text:p text:style-name="Standard"><text:s text:c="5"/>NodeName is a request to schedule this pod onto a specific node. If it is</text:p>
      <text:p text:style-name="Standard"><text:s text:c="5"/>non-empty, the scheduler simply schedules this pod onto that node, assuming</text:p>
      <text:p text:style-name="Standard"><text:s text:c="5"/>that it fits resource requirements.</text:p>
      <text:p text:style-name="Standard"><text:s text:c="4"/></text:p>
      <text:p text:style-name="Standard">- <text:s/><text:span text:style-name="T3">nodeSelector </text:span>&lt;map[string]string&gt;</text:p>
      <text:p text:style-name="Standard"><text:s text:c="5"/>NodeSelector is a selector which must be true for the pod to fit on a node.</text:p>
      <text:p text:style-name="Standard"><text:s text:c="5"/>Selector which must match a node's labels for the pod to be scheduled on</text:p>
      <text:p text:style-name="Standard"><text:s text:c="5"/>that node. </text:p>
      <text:p text:style-name="Standard"><text:s text:c="2"/></text:p>
      <text:p text:style-name="P5">- <text:span text:style-name="T3">overhead</text:span> <text:s text:c="4"/>&lt;map[string]string&gt;</text:p>
      <text:p text:style-name="P5"><text:s text:c="5"/>Overhead represents the resource overhead associated with running a pod for</text:p>
      <text:p text:style-name="P5"><text:s text:c="5"/>a given RuntimeClass. </text:p>
      <text:p text:style-name="P5"/>
      <text:p text:style-name="P5">- <text:span text:style-name="T3">preemptionPolicy</text:span> <text:s text:c="4"/>&lt;string&gt;</text:p>
      <text:p text:style-name="P5"><text:s text:c="5"/>PreemptionPolicy is the Policy for preempting pods with lower priority. One</text:p>
      <text:p text:style-name="P5"><text:s text:c="5"/>of Never, PreemptLowerPriority. Defaults to PreemptLowerPriority if unset.</text:p>
      <text:p text:style-name="P5"><text:s text:c="5"/>This field is beta-level, gated by the NonPreemptingPriority feature-gate.</text:p>
      <text:p text:style-name="P5"/>
      <text:p text:style-name="P5"/>
      <text:p text:style-name="P5"><text:soft-page-break/>- <text:span text:style-name="T3">priority</text:span> <text:s text:c="4"/>&lt;integer&gt;</text:p>
      <text:p text:style-name="P5"><text:s text:c="5"/>The priority value. Various system components use this field to find the</text:p>
      <text:p text:style-name="P5"><text:s text:c="5"/>priority of the pod. When Priority Admission Controller is enabled, it</text:p>
      <text:p text:style-name="P5"><text:s text:c="5"/>prevents users from setting this field. The admission controller populates</text:p>
      <text:p text:style-name="P5"><text:s text:c="5"/>this field from PriorityClassName. The higher the value, the higher the</text:p>
      <text:p text:style-name="P5"><text:s text:c="5"/>priority.</text:p>
      <text:p text:style-name="P5"/>
      <text:p text:style-name="P5">- <text:span text:style-name="T3">priorityClassName</text:span> <text:s text:c="3"/>&lt;string&gt;</text:p>
      <text:p text:style-name="P5"><text:s text:c="5"/>If specified, indicates the pod's priority. "system-node-critical" and</text:p>
      <text:p text:style-name="P5"><text:s text:c="5"/>"system-cluster-critical" are two special keywords which indicate the</text:p>
      <text:p text:style-name="P5"><text:s text:c="5"/>highest priorities with the former being the highest priority.</text:p>
      <text:p text:style-name="P5"/>
      <text:p text:style-name="P5">- <text:span text:style-name="T3">readinessGates</text:span> <text:s text:c="6"/>&lt;[]Object&gt;</text:p>
      <text:p text:style-name="P5"><text:s text:c="5"/>If specified, all readiness gates will be evaluated for pod readiness. A</text:p>
      <text:p text:style-name="P5"><text:s text:c="5"/>pod is ready when all its containers are ready AND all conditions specified</text:p>
      <text:p text:style-name="P5"><text:s text:c="5"/>in the readiness gates have status equal to "True" More info:</text:p>
      <text:p text:style-name="P5"><text:s text:c="5"/>https://git.k8s.io/enhancements/keps/sig-network/0007-pod-ready%2B%2B.md</text:p>
      <text:p text:style-name="P5"/>
      <text:p text:style-name="P5">- <text:span text:style-name="T3">restartPolicy</text:span> <text:s text:c="7"/>&lt;string&gt;</text:p>
      <text:p text:style-name="P5"><text:s text:c="5"/>Restart policy for all containers within the pod. One of Always, OnFailure,</text:p>
      <text:p text:style-name="P5"><text:s text:c="5"/>Never. Default to Always. More info:</text:p>
      <text:p text:style-name="P5"><text:s text:c="5"/>https://kubernetes.io/docs/concepts/workloads/pods/pod-lifecycle/#restart-policy</text:p>
      <text:p text:style-name="P5"/>
      <text:p text:style-name="P5">- <text:span text:style-name="T3">runtimeClassName</text:span> <text:s text:c="4"/>&lt;string&gt;</text:p>
      <text:p text:style-name="P5"><text:s text:c="5"/>RuntimeClassName refers to a RuntimeClass object in the node.k8s.io group,</text:p>
      <text:p text:style-name="P5"><text:s text:c="5"/>which should be used to run this pod. </text:p>
      <text:p text:style-name="P5"/>
      <text:p text:style-name="P5">- <text:span text:style-name="T3">schedulerName</text:span> <text:s text:c="7"/>&lt;string&gt;</text:p>
      <text:p text:style-name="P5"><text:s text:c="5"/>If specified, the pod will be dispatched by specified scheduler. If not</text:p>
      <text:p text:style-name="P6"><text:span text:style-name="T4"><text:s text:c="5"/>specified, the pod will be dispatched by default scheduler.</text:span></text:p>
      <text:p text:style-name="P6"/>
      <text:p text:style-name="Standard">- <text:s text:c="2"/><text:span text:style-name="T3">securityContext </text:span><text:s text:c="5"/>&lt;Object&gt;</text:p>
      <text:p text:style-name="Standard"><text:s text:c="5"/>SecurityContext holds pod-level security attributes and common container</text:p>
      <text:p text:style-name="Standard"><text:s text:c="5"/>settings. Optional: Defaults to empty. See type description for default</text:p>
      <text:p text:style-name="Standard"><text:s text:c="5"/>values of each field.</text:p>
      <text:list xml:id="list927999517" text:style-name="L4">
        <text:list-item>
          <text:p text:style-name="P4">runAsGroup <text:s text:c="2"/>&lt;integer&gt;</text:p>
        </text:list-item>
        <text:list-item>
          <text:p text:style-name="P4">runAsNonRoot &lt;boolean&gt;</text:p>
        </text:list-item>
        <text:list-item>
          <text:p text:style-name="P4"><text:s/>runAsUser <text:s text:c="3"/>&lt;integer&gt;</text:p>
        </text:list-item>
      </text:list>
      <text:p text:style-name="Standard"><text:s text:c="13"/></text:p>
      <text:p text:style-name="Standard">- <text:s text:c="2"/><text:span text:style-name="T3">serviceAccount</text:span><text:span text:style-name="T2"> </text:span><text:s text:c="6"/>&lt;string&gt;</text:p>
      <text:p text:style-name="Standard"><text:s text:c="5"/>DeprecatedServiceAccount is a depreciated alias for ServiceAccountName.</text:p>
      <text:p text:style-name="Standard"><text:s text:c="5"/>Deprecated: Use serviceAccountName instead.</text:p>
      <text:p text:style-name="Standard"><text:s text:c="2"/></text:p>
      <text:p text:style-name="Standard">- <text:s text:c="2"/><text:span text:style-name="T3">serviceAccountName</text:span> <text:s text:c="2"/>&lt;string&gt;</text:p>
      <text:p text:style-name="Standard"><text:s text:c="5"/>ServiceAccountName is the name of the ServiceAccount to use to run this</text:p>
      <text:p text:style-name="Standard"><text:s text:c="5"/>pod. 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- <text:s/><text:span text:style-name="T3">terminationGracePeriodSeconds </text:span><text:span text:style-name="T2"><text:s/></text:span><text:s text:c="6"/>&lt;integer&gt;</text:p>
      <text:p text:style-name="Standard"><text:s text:c="5"/>Optional duration in seconds the pod needs to terminate gracefully. May be</text:p>
      <text:p text:style-name="Standard"><text:s text:c="5"/>decreased in delete request. Value must be non-negative integer. The value</text:p>
      <text:p text:style-name="Standard"><text:s text:c="5"/>zero indicates delete immediately. </text:p>
      <text:p text:style-name="Standard"/>
      <text:p text:style-name="Standard">- <text:s/><text:span text:style-name="T3">volumes <text:s text:c="2"/></text:span><text:s text:c="3"/>&lt;[]Object&gt;</text:p>
      <text:p text:style-name="Standard"><text:s text:c="5"/>List of volumes that can be mounted by containers belonging to the pod.</text:p>
      <text:p text:style-name="Standard"><text:s text:c="4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4T02:09:21.437475418</meta:creation-date>
    <dc:date>2022-05-04T14:05:10.016723794</dc:date>
    <meta:editing-duration>PT17M34S</meta:editing-duration>
    <meta:editing-cycles>3</meta:editing-cycles>
    <meta:generator>LibreOffice/7.3.2.2$Linux_X86_64 LibreOffice_project/30$Build-2</meta:generator>
    <meta:document-statistic meta:table-count="0" meta:image-count="0" meta:object-count="0" meta:page-count="4" meta:paragraph-count="128" meta:word-count="841" meta:character-count="6323" meta:non-whitespace-character-count="5009"/>
  </office:meta>
</office:document-meta>
</file>